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E68ACDBD4190077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836cm, 12.847cm, 25.885cm, 10.96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3cm" svg:height="11.367cm" svg:x="0.4cm" svg:y="0.4cm">
          <draw:image xlink:href="Pictures/1000000000000BD000000FC0E68ACDBD4190077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7:44:47.879911912</dc:date>
    <meta:editing-duration>PT2M47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